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ServletAsyncWebRequestTests.isAsync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ServletAsyncWebRequestTests.on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ServletAsyncWebRequestTests.startAsyncMultiple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ServletAsyncWebRequestTests.startAsync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ServletAsyncWebRequestTests.setTimeoutDuringConcurrentHand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ServletAsyncWebRequestTests.startA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ServletAsyncWebRequestTests.onErrorHandlerAfterOnError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ServletAsyncWebRequestTests.onTimeou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ServletAsyncWebReques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ServletAsyncWebRequestTests.onCompletionHandlerAfterOnComplet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ServletAsyncWebRequestTests.startAsyncAfter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ServletAsyncWebRequestTests.onComple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ServletAsyncWebRequestTests.onTimeoutDefault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